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134d" officeooo:paragraph-rsid="001e13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4T16:08:55.401000000</meta:creation-date>
    <dc:date>2024-06-14T16:26:54.108000000</dc:date>
    <meta:editing-duration>PT28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